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47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91.85mm"/>
    </style:style>
    <style:style style:name="co5" style:family="table-column">
      <style:table-column-properties fo:break-before="auto" style:column-width="30.59mm"/>
    </style:style>
    <style:style style:name="co6" style:family="table-column">
      <style:table-column-properties fo:break-before="auto" style:column-width="34.94mm"/>
    </style:style>
    <style:style style:name="co7" style:family="table-column">
      <style:table-column-properties fo:break-before="auto" style:column-width="83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Default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lot</text:p>
          </table:table-cell>
          <table:covered-table-cell table:number-columns-repeated="2" table:style-name="ce3"/>
          <table:table-cell/>
          <table:table-cell table:style-name="ce2" office:value-type="string" calcext:value-type="string" table:number-columns-spanned="4" table:number-rows-spanned="1">
            <text:p>oczekujace_loty / aktualne_loty / zakonczone_loty</text:p>
          </table:table-cell>
          <table:covered-table-cell table:style-name="ce2"/>
          <table:covered-table-cell table:number-columns-repeated="2" table:style-name="ce6"/>
        </table:table-row>
        <table:table-row table:style-name="ro1">
          <table:table-cell table:number-columns-repeated="2"/>
          <table:table-cell table:style-name="ce3" office:value-type="string" calcext:value-type="string">
            <text:p>Kolumna</text:p>
          </table:table-cell>
          <table:table-cell table:style-name="ce3" office:value-type="string" calcext:value-type="string">
            <text:p>Typ danych</text:p>
          </table:table-cell>
          <table:table-cell table:style-name="ce3" office:value-type="string" calcext:value-type="string">
            <text:p>Opis</text:p>
          </table:table-cell>
          <table:table-cell/>
          <table:table-cell table:style-name="ce3" office:value-type="string" calcext:value-type="string">
            <text:p>Tabela źródłowa</text:p>
          </table:table-cell>
          <table:table-cell table:style-name="ce3" office:value-type="string" calcext:value-type="string">
            <text:p>Kolumna</text:p>
          </table:table-cell>
          <table:table-cell table:style-name="ce3" office:value-type="string" calcext:value-type="string">
            <text:p>Typ danych</text:p>
          </table:table-cell>
          <table:table-cell table:style-name="ce3" office:value-type="string" calcext:value-type="string">
            <text:p>Opis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lot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klucz główny</text:p>
          </table:table-cell>
          <table:table-cell/>
          <table:table-cell table:style-name="ce4" table:formula="of:=[.$C$3]" office:value-type="string" office:string-value="lot" calcext:value-type="string">
            <text:p>lot</text:p>
          </table:table-cell>
          <table:table-cell table:style-name="ce4" table:formula="of:=[.C$6]" office:value-type="string" office:string-value="kod_lotu" calcext:value-type="string">
            <text:p>kod_lotu</text:p>
          </table:table-cell>
          <table:table-cell table:style-name="ce4" table:formula="of:=[.D$6]" office:value-type="string" office:string-value="VARCHAR" calcext:value-type="string">
            <text:p>VARCHAR</text:p>
          </table:table-cell>
          <table:table-cell table:style-name="ce4" table:formula="of:=[.E$6]" office:value-type="string" office:string-value="unikalny kod lotu, według standardu IATA" calcext:value-type="string">
            <text:p>unikalny kod lotu, według standardu IATA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kod_lotu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string" calcext:value-type="string">
            <text:p>unikalny kod lotu, według standardu IATA</text:p>
          </table:table-cell>
          <table:table-cell/>
          <table:table-cell table:style-name="ce4" table:formula="of:=[.$C$59]" office:value-type="string" office:string-value="samolot" calcext:value-type="string">
            <text:p>samolot</text:p>
          </table:table-cell>
          <table:table-cell table:style-name="ce4" table:formula="of:=[.C$62]" office:value-type="string" office:string-value="numer_rejestracyjny" calcext:value-type="string">
            <text:p>numer_rejestracyjny</text:p>
          </table:table-cell>
          <table:table-cell table:style-name="ce4" table:formula="of:=[.D$62]" office:value-type="string" office:string-value="VARCHAR" calcext:value-type="string">
            <text:p>VARCHAR</text:p>
          </table:table-cell>
          <table:table-cell table:style-name="ce4" table:formula="of:=[.E$62]" office:value-type="string" office:string-value="unikalny numer samolotu według ICAO" calcext:value-type="string">
            <text:p>unikalny numer samolotu według ICAO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samolot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ID samolotu wykonującego dany lot [FK]</text:p>
          </table:table-cell>
          <table:table-cell/>
          <table:table-cell table:style-name="ce4" table:formula="of:=[.$C$3]" office:value-type="string" office:string-value="lot" calcext:value-type="string">
            <text:p>lot</text:p>
          </table:table-cell>
          <table:table-cell table:style-name="ce4" table:formula="of:=[.C$8]" office:value-type="string" office:string-value="lotnisko_odlotu_id" calcext:value-type="string">
            <text:p>lotnisko_odlotu_id</text:p>
          </table:table-cell>
          <table:table-cell table:style-name="ce4" table:formula="of:=[.D$8]" office:value-type="string" office:string-value="INT" calcext:value-type="string">
            <text:p>INT</text:p>
          </table:table-cell>
          <table:table-cell table:style-name="ce4" table:formula="of:=[.E$8]" office:value-type="string" office:string-value="ID lotniska w którym zaczął/zacznie się lot [FK]" calcext:value-type="string">
            <text:p>ID lotniska w którym zaczął/zacznie się lot [FK]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lotnisko_odlotu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ID lotniska w którym zaczął/zacznie się lot [FK]</text:p>
          </table:table-cell>
          <table:table-cell/>
          <table:table-cell table:style-name="ce4" table:formula="of:=[.$C$3]" office:value-type="string" office:string-value="lot" calcext:value-type="string">
            <text:p>lot</text:p>
          </table:table-cell>
          <table:table-cell table:style-name="ce4" table:formula="of:=[.C$9]" office:value-type="string" office:string-value="lotnisko_przylotu_id" calcext:value-type="string">
            <text:p>lotnisko_przylotu_id</text:p>
          </table:table-cell>
          <table:table-cell table:style-name="ce4" table:formula="of:=[.D$9]" office:value-type="string" office:string-value="INT" calcext:value-type="string">
            <text:p>INT</text:p>
          </table:table-cell>
          <table:table-cell table:style-name="ce4" table:formula="of:=[.E$9]" office:value-type="string" office:string-value="ID lotniska w którym skończył/skończy się lot [FK]" calcext:value-type="string">
            <text:p>ID lotniska w którym skończył/skończy się lot [FK]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lotnisko_przylotu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ID lotniska w którym skończył/skończy się lot [FK]</text:p>
          </table:table-cell>
          <table:table-cell/>
          <table:table-cell table:style-name="ce4" table:formula="of:=[.$C$3]" office:value-type="string" office:string-value="lot" calcext:value-type="string">
            <text:p>lot</text:p>
          </table:table-cell>
          <table:table-cell table:style-name="ce4" table:formula="of:=[.C$10]" office:value-type="string" office:string-value="czas_odlotu" calcext:value-type="string">
            <text:p>czas_odlotu</text:p>
          </table:table-cell>
          <table:table-cell table:style-name="ce4" table:formula="of:=[.D$10]" office:value-type="string" office:string-value="TIMESTAMP" calcext:value-type="string">
            <text:p>TIMESTAMP</text:p>
          </table:table-cell>
          <table:table-cell table:style-name="ce4" table:formula="of:=[.E$10]" office:value-type="string" office:string-value="format (YYYY-MM-DD HH:MM:SS) UTC" calcext:value-type="string">
            <text:p>format (YYYY-MM-DD HH:MM:SS) UTC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czas_odlotu</text:p>
          </table:table-cell>
          <table:table-cell table:style-name="ce4" office:value-type="string" calcext:value-type="string">
            <text:p>TIMESTAMP</text:p>
          </table:table-cell>
          <table:table-cell table:style-name="ce4" office:value-type="string" calcext:value-type="string">
            <text:p>format (YYYY-MM-DD HH:MM:SS) UTC</text:p>
          </table:table-cell>
          <table:table-cell/>
          <table:table-cell table:style-name="ce4" table:formula="of:=[.$C$3]" office:value-type="string" office:string-value="lot" calcext:value-type="string">
            <text:p>lot</text:p>
          </table:table-cell>
          <table:table-cell table:style-name="ce4" table:formula="of:=[.C$11]" office:value-type="string" office:string-value="czas_przylotu" calcext:value-type="string">
            <text:p>czas_przylotu</text:p>
          </table:table-cell>
          <table:table-cell table:style-name="ce4" table:formula="of:=[.D$11]" office:value-type="string" office:string-value="TIMESTAMP" calcext:value-type="string">
            <text:p>TIMESTAMP</text:p>
          </table:table-cell>
          <table:table-cell table:style-name="ce4" table:formula="of:=[.E$11]" office:value-type="string" office:string-value="format (YYYY-MM-DD HH:MM:SS) UTC" calcext:value-type="string">
            <text:p>format (YYYY-MM-DD HH:MM:SS) UTC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czas_przylotu</text:p>
          </table:table-cell>
          <table:table-cell table:style-name="ce4" office:value-type="string" calcext:value-type="string">
            <text:p>TIMESTAMP</text:p>
          </table:table-cell>
          <table:table-cell table:style-name="ce4" office:value-type="string" calcext:value-type="string">
            <text:p>format (YYYY-MM-DD HH:MM:SS) UTC</text:p>
          </table:table-cell>
          <table:table-cell/>
          <table:table-cell table:style-name="ce7" table:number-columns-repeated="2"/>
          <table:table-cell table:style-name="ce9"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2" office:value-type="string" calcext:value-type="string" table:number-columns-spanned="4" table:number-rows-spanned="1">
            <text:p>samoloty_w_powietrzu</text:p>
          </table:table-cell>
          <table:covered-table-cell table:style-name="ce2"/>
          <table:covered-table-cell table:number-columns-repeated="2" table:style-name="ce6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lotnisko</text:p>
          </table:table-cell>
          <table:covered-table-cell table:number-columns-repeated="2" table:style-name="ce6"/>
          <table:table-cell/>
          <table:table-cell table:style-name="ce3" office:value-type="string" calcext:value-type="string">
            <text:p>Tabela źródłowa</text:p>
          </table:table-cell>
          <table:table-cell table:style-name="ce3" office:value-type="string" calcext:value-type="string">
            <text:p>Kolumna</text:p>
          </table:table-cell>
          <table:table-cell table:style-name="ce3" office:value-type="string" calcext:value-type="string">
            <text:p>Typ danych</text:p>
          </table:table-cell>
          <table:table-cell table:style-name="ce3" office:value-type="string" calcext:value-type="string">
            <text:p>Opis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Kolumna</text:p>
          </table:table-cell>
          <table:table-cell table:style-name="ce3" office:value-type="string" calcext:value-type="string">
            <text:p>Typ danych</text:p>
          </table:table-cell>
          <table:table-cell table:style-name="ce3" office:value-type="string" calcext:value-type="string">
            <text:p>Opis</text:p>
          </table:table-cell>
          <table:table-cell/>
          <table:table-cell table:style-name="ce4" office:value-type="string" calcext:value-type="string">
            <text:p>samolot</text:p>
          </table:table-cell>
          <table:table-cell table:style-name="ce4" table:formula="of:=[.C$61]" office:value-type="string" office:string-value="samolot_id" calcext:value-type="string">
            <text:p>samolot_id</text:p>
          </table:table-cell>
          <table:table-cell table:style-name="ce4" table:formula="of:=[.D$61]" office:value-type="string" office:string-value="INT" calcext:value-type="string">
            <text:p>INT</text:p>
          </table:table-cell>
          <table:table-cell table:style-name="ce4" table:formula="of:=[.E$61]" office:value-type="string" office:string-value="klucz główny" calcext:value-type="string">
            <text:p>klucz główny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lotnisko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klucz główny</text:p>
          </table:table-cell>
          <table:table-cell/>
          <table:table-cell table:style-name="ce4" office:value-type="string" calcext:value-type="string">
            <text:p>samolot</text:p>
          </table:table-cell>
          <table:table-cell table:style-name="ce4" table:formula="of:=[.C$62]" office:value-type="string" office:string-value="numer_rejestracyjny" calcext:value-type="string">
            <text:p>numer_rejestracyjny</text:p>
          </table:table-cell>
          <table:table-cell table:style-name="ce4" table:formula="of:=[.D$62]" office:value-type="string" office:string-value="VARCHAR" calcext:value-type="string">
            <text:p>VARCHAR</text:p>
          </table:table-cell>
          <table:table-cell table:style-name="ce4" table:formula="of:=[.E$62]" office:value-type="string" office:string-value="unikalny numer samolotu według ICAO" calcext:value-type="string">
            <text:p>unikalny numer samolotu według ICAO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nazwa_lotniska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string" calcext:value-type="string">
            <text:p>pełna międzynarodowa nazwa lotniska</text:p>
          </table:table-cell>
          <table:table-cell/>
          <table:table-cell table:style-name="ce4" office:value-type="string" calcext:value-type="string">
            <text:p>model</text:p>
          </table:table-cell>
          <table:table-cell table:style-name="ce4" table:formula="of:=[.C$41]" office:value-type="string" office:string-value="nazwa_modelu" calcext:value-type="string">
            <text:p>nazwa_modelu</text:p>
          </table:table-cell>
          <table:table-cell table:style-name="ce4" table:formula="of:=[.D$41]" office:value-type="string" office:string-value="VARCHAR" calcext:value-type="string">
            <text:p>VARCHAR</text:p>
          </table:table-cell>
          <table:table-cell table:style-name="ce4" table:formula="of:=[.E$41]" office:value-type="string" office:string-value="np. 737-800, A380" calcext:value-type="string">
            <text:p>np. 737-800, A380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kod_lotniska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string" calcext:value-type="string">
            <text:p>kod IATA lotniska</text:p>
          </table:table-cell>
          <table:table-cell/>
          <table:table-cell table:style-name="ce4" office:value-type="string" calcext:value-type="string">
            <text:p>linia_lotnicza</text:p>
          </table:table-cell>
          <table:table-cell table:style-name="ce4" table:formula="of:=[.C$25]" office:value-type="string" office:string-value="nazwa_linii" calcext:value-type="string">
            <text:p>nazwa_linii</text:p>
          </table:table-cell>
          <table:table-cell table:style-name="ce4" table:formula="of:=[.D$25]" office:value-type="string" office:string-value="VARCHAR" calcext:value-type="string">
            <text:p>VARCHAR</text:p>
          </table:table-cell>
          <table:table-cell table:style-name="ce4" table:formula="of:=[.E$25]" office:value-type="string" office:string-value="oficjalna nazwa linii lotniczej" calcext:value-type="string">
            <text:p>oficjalna nazwa linii lotniczej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miasto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miasto w którym znajduje się dane lotnisko [FK]</text:p>
          </table:table-cell>
          <table:table-cell/>
          <table:table-cell table:style-name="ce4" office:value-type="string" calcext:value-type="string">
            <text:p>lot</text:p>
          </table:table-cell>
          <table:table-cell table:style-name="ce4" table:formula="of:=[.C$6]" office:value-type="string" office:string-value="kod_lotu" calcext:value-type="string">
            <text:p>kod_lotu</text:p>
          </table:table-cell>
          <table:table-cell table:style-name="ce4" table:formula="of:=[.D$6]" office:value-type="string" office:string-value="VARCHAR" calcext:value-type="string">
            <text:p>VARCHAR</text:p>
          </table:table-cell>
          <table:table-cell table:style-name="ce4" table:formula="of:=[.E$6]" office:value-type="string" office:string-value="unikalny kod lotu, według standardu IATA" calcext:value-type="string">
            <text:p>unikalny kod lotu, według standardu IATA</text:p>
          </table:table-cell>
        </table:table-row>
        <table:table-row table:style-name="ro1">
          <table:table-cell table:number-columns-repeated="2"/>
          <table:table-cell table:style-name="ce5" table:number-columns-repeated="3"/>
          <table:table-cell/>
          <table:table-cell table:style-name="ce4" office:value-type="string" calcext:value-type="string">
            <text:p>lot</text:p>
          </table:table-cell>
          <table:table-cell table:style-name="ce4" table:formula="of:=[.C$8]" office:value-type="string" office:string-value="lotnisko_odlotu_id" calcext:value-type="string">
            <text:p>lotnisko_odlotu_id</text:p>
          </table:table-cell>
          <table:table-cell table:style-name="ce4" table:formula="of:=[.D$8]" office:value-type="string" office:string-value="INT" calcext:value-type="string">
            <text:p>INT</text:p>
          </table:table-cell>
          <table:table-cell table:style-name="ce4" table:formula="of:=[.E$8]" office:value-type="string" office:string-value="ID lotniska w którym zaczął/zacznie się lot [FK]" calcext:value-type="string">
            <text:p>ID lotniska w którym zaczął/zacznie się lot [FK]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4" office:value-type="string" calcext:value-type="string">
            <text:p>lot</text:p>
          </table:table-cell>
          <table:table-cell table:style-name="ce4" table:formula="of:=[.C$9]" office:value-type="string" office:string-value="lotnisko_przylotu_id" calcext:value-type="string">
            <text:p>lotnisko_przylotu_id</text:p>
          </table:table-cell>
          <table:table-cell table:style-name="ce4" table:formula="of:=[.D$9]" office:value-type="string" office:string-value="INT" calcext:value-type="string">
            <text:p>INT</text:p>
          </table:table-cell>
          <table:table-cell table:style-name="ce4" table:formula="of:=[.E$9]" office:value-type="string" office:string-value="ID lotniska w którym skończył/skończy się lot [FK]" calcext:value-type="string">
            <text:p>ID lotniska w którym skończył/skończy się lot [FK]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linia_lotnicza</text:p>
          </table:table-cell>
          <table:covered-table-cell table:number-columns-repeated="2" table:style-name="ce3"/>
          <table:table-cell/>
          <table:table-cell table:style-name="ce4" office:value-type="string" calcext:value-type="string">
            <text:p>lot</text:p>
          </table:table-cell>
          <table:table-cell table:style-name="ce4" table:formula="of:=[.C$10]" office:value-type="string" office:string-value="czas_odlotu" calcext:value-type="string">
            <text:p>czas_odlotu</text:p>
          </table:table-cell>
          <table:table-cell table:style-name="ce4" table:formula="of:=[.D$10]" office:value-type="string" office:string-value="TIMESTAMP" calcext:value-type="string">
            <text:p>TIMESTAMP</text:p>
          </table:table-cell>
          <table:table-cell table:style-name="ce4" table:formula="of:=[.E$10]" office:value-type="string" office:string-value="format (YYYY-MM-DD HH:MM:SS) UTC" calcext:value-type="string">
            <text:p>format (YYYY-MM-DD HH:MM:SS) UTC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Kolumna</text:p>
          </table:table-cell>
          <table:table-cell table:style-name="ce3" office:value-type="string" calcext:value-type="string">
            <text:p>Typ danych</text:p>
          </table:table-cell>
          <table:table-cell table:style-name="ce3" office:value-type="string" calcext:value-type="string">
            <text:p>Opis</text:p>
          </table:table-cell>
          <table:table-cell/>
          <table:table-cell table:style-name="ce4" office:value-type="string" calcext:value-type="string">
            <text:p>lot</text:p>
          </table:table-cell>
          <table:table-cell table:style-name="ce4" table:formula="of:=[.C$11]" office:value-type="string" office:string-value="czas_przylotu" calcext:value-type="string">
            <text:p>czas_przylotu</text:p>
          </table:table-cell>
          <table:table-cell table:style-name="ce4" table:formula="of:=[.D$11]" office:value-type="string" office:string-value="TIMESTAMP" calcext:value-type="string">
            <text:p>TIMESTAMP</text:p>
          </table:table-cell>
          <table:table-cell table:style-name="ce4" table:formula="of:=[.E$11]" office:value-type="string" office:string-value="format (YYYY-MM-DD HH:MM:SS) UTC" calcext:value-type="string">
            <text:p>format (YYYY-MM-DD HH:MM:SS) UTC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linia_lotnicza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klucz główny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nazwa_linii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string" calcext:value-type="string">
            <text:p>oficjalna nazwa linii lotniczej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panstwo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ID państwa w którym dana linia jest zarejestrowana [FK]</text:p>
          </table:table-cell>
          <table:table-cell/>
          <table:table-cell table:style-name="ce2" office:value-type="string" calcext:value-type="string" table:number-columns-spanned="4" table:number-rows-spanned="1">
            <text:p>floty – Floty linii lotniczych</text:p>
          </table:table-cell>
          <table:covered-table-cell table:style-name="ce2"/>
          <table:covered-table-cell table:number-columns-repeated="2" table:style-name="ce6"/>
        </table:table-row>
        <table:table-row table:style-name="ro1">
          <table:table-cell table:number-columns-repeated="6"/>
          <table:table-cell table:style-name="ce3" office:value-type="string" calcext:value-type="string">
            <text:p>Tabela źródłowa</text:p>
          </table:table-cell>
          <table:table-cell table:style-name="ce3" office:value-type="string" calcext:value-type="string">
            <text:p>Kolumna</text:p>
          </table:table-cell>
          <table:table-cell table:style-name="ce3" office:value-type="string" calcext:value-type="string">
            <text:p>Typ danych</text:p>
          </table:table-cell>
          <table:table-cell table:style-name="ce3" office:value-type="string" calcext:value-type="string">
            <text:p>Opis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>
            <text:p>COUNT(samolot)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Ilość samolotów należących do danej linii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miasto</text:p>
          </table:table-cell>
          <table:covered-table-cell table:number-columns-repeated="2" table:style-name="ce3"/>
          <table:table-cell/>
          <table:table-cell table:style-name="ce4" office:value-type="string" calcext:value-type="string">
            <text:p>linia_lotnicza</text:p>
          </table:table-cell>
          <table:table-cell table:style-name="ce4" table:formula="of:=[.C$25]" office:value-type="string" office:string-value="nazwa_linii" calcext:value-type="string">
            <text:p>nazwa_linii</text:p>
          </table:table-cell>
          <table:table-cell table:style-name="ce4" table:formula="of:=[.D$25]" office:value-type="string" office:string-value="VARCHAR" calcext:value-type="string">
            <text:p>VARCHAR</text:p>
          </table:table-cell>
          <table:table-cell table:style-name="ce4" table:formula="of:=[.E$25]" office:value-type="string" office:string-value="oficjalna nazwa linii lotniczej" calcext:value-type="string">
            <text:p>oficjalna nazwa linii lotniczej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Kolumna</text:p>
          </table:table-cell>
          <table:table-cell table:style-name="ce3" office:value-type="string" calcext:value-type="string">
            <text:p>Typ danych</text:p>
          </table:table-cell>
          <table:table-cell table:style-name="ce3" office:value-type="string" calcext:value-type="string">
            <text:p>Opis</text:p>
          </table:table-cell>
          <table:table-cell/>
          <table:table-cell table:style-name="ce8"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miasto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klucz główny</text:p>
          </table:table-cell>
          <table:table-cell/>
          <table:table-cell table:style-name="ce8"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nazwa_miasta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string" calcext:value-type="string">
            <text:p>po polsku</text:p>
          </table:table-cell>
          <table:table-cell/>
          <table:table-cell table:style-name="ce8"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panstwo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państwo w którym znajduje się dane miasto [FK]</text:p>
          </table:table-cell>
          <table:table-cell/>
          <table:table-cell table:style-name="ce8"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dlugosc_geograficzna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[-90.00 – 90.00]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szerokosc_geograficzna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[-180.00 – 180.00]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model</text:p>
          </table:table-cell>
          <table:covered-table-cell table:number-columns-repeated="2" table:style-name="ce3"/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Kolumna</text:p>
          </table:table-cell>
          <table:table-cell table:style-name="ce3" office:value-type="string" calcext:value-type="string">
            <text:p>Typ danych</text:p>
          </table:table-cell>
          <table:table-cell table:style-name="ce3" office:value-type="string" calcext:value-type="string">
            <text:p>Op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model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klucz główny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nazwa_modelu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string" calcext:value-type="string">
            <text:p>np. 737-800, A38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producent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ID producenta samolotu [FK]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liczba_miejsc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liczba miejsc dla pasażerów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masa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masa startowa samolotu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panstwo</text:p>
          </table:table-cell>
          <table:covered-table-cell table:number-columns-repeated="2" table:style-name="ce3"/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Kolumna</text:p>
          </table:table-cell>
          <table:table-cell table:style-name="ce3" office:value-type="string" calcext:value-type="string">
            <text:p>Typ danych</text:p>
          </table:table-cell>
          <table:table-cell table:style-name="ce3" office:value-type="string" calcext:value-type="string">
            <text:p>Op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panstwo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klucz główny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nazwa_panstwa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string" calcext:value-type="string">
            <text:p>po polsku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producent</text:p>
          </table:table-cell>
          <table:covered-table-cell table:number-columns-repeated="2" table:style-name="ce3"/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Kolumna</text:p>
          </table:table-cell>
          <table:table-cell table:style-name="ce3" office:value-type="string" calcext:value-type="string">
            <text:p>Typ danych</text:p>
          </table:table-cell>
          <table:table-cell table:style-name="ce3" office:value-type="string" calcext:value-type="string">
            <text:p>Op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producent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klucz główny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nazwa_producenta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string" calcext:value-type="string">
            <text:p>np. Boeing, Airbus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samolot</text:p>
          </table:table-cell>
          <table:covered-table-cell table:number-columns-repeated="2" table:style-name="ce3"/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Kolumna</text:p>
          </table:table-cell>
          <table:table-cell table:style-name="ce3" office:value-type="string" calcext:value-type="string">
            <text:p>Typ danych</text:p>
          </table:table-cell>
          <table:table-cell table:style-name="ce3" office:value-type="string" calcext:value-type="string">
            <text:p>Op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samolot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klucz główny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numer_rejestracyjny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string" calcext:value-type="string">
            <text:p>unikalny numer samolotu według ICA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model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model samolotu [FK]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linia_lotnicza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linia do której należy samolot [FK]</text:p>
          </table:table-cell>
          <table:table-cell table:number-columns-repeated="5"/>
        </table:table-row>
        <table:table-row table:style-name="ro1" table:number-rows-repeated="48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 table:number-rows-repeated="104846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8:26:59.827796351</meta:creation-date>
    <dc:date>2020-01-20T19:20:21.969865269</dc:date>
    <meta:editing-duration>PT21M27S</meta:editing-duration>
    <meta:editing-cycles>7</meta:editing-cycles>
    <meta:generator>LibreOffice/6.0.7.3$Linux_X86_64 LibreOffice_project/00m0$Build-3</meta:generator>
    <meta:document-statistic meta:table-count="1" meta:cell-count="211" meta:object-count="0"/>
  </office:meta>
</office:document-meta>
</file>